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 fo:color="#FF0000" fo:font-size="9pt" style:font-size-asian="9pt" style:font-size-complex="9pt"/>
    </style:style>
    <style:style style:name="P3" style:parent-style-name="Normal" style:family="paragraph">
      <style:text-properties fo:font-size="9pt" style:font-size-asian="9pt" style:font-size-complex="9pt"/>
    </style:style>
    <style:style style:name="P4" style:parent-style-name="Normal" style:family="paragraph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margin-left="0.4916in">
        <style:tab-stops/>
      </style:paragraph-properties>
    </style:style>
    <style:style style:name="T6" style:parent-style-name="Fuentedepárrafopredeter." style:family="text">
      <style:text-properties fo:font-size="9pt" style:font-size-asian="9pt" style:font-size-complex="9pt"/>
    </style:style>
    <style:style style:name="T7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8" style:parent-style-name="Fuentedepárrafopredeter." style:family="text">
      <style:text-properties fo:font-size="9pt" style:font-size-asian="9pt" style:font-size-complex="9pt"/>
    </style:style>
    <style:style style:name="P9" style:parent-style-name="Normal" style:family="paragraph">
      <style:paragraph-properties fo:margin-left="0.4916in">
        <style:tab-stops/>
      </style:paragraph-properties>
    </style:style>
    <style:style style:name="T10" style:parent-style-name="Fuentedepárrafopredeter." style:family="text">
      <style:text-properties fo:font-size="9pt" style:font-size-asian="9pt" style:font-size-complex="9pt"/>
    </style:style>
    <style:style style:name="T11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12" style:parent-style-name="Fuentedepárrafopredeter." style:family="text">
      <style:text-properties fo:font-size="9pt" style:font-size-asian="9pt" style:font-size-complex="9pt"/>
    </style:style>
    <style:style style:name="P13" style:parent-style-name="Normal" style:family="paragraph">
      <style:paragraph-properties fo:margin-left="0.4916in">
        <style:tab-stops/>
      </style:paragraph-properties>
    </style:style>
    <style:style style:name="T14" style:parent-style-name="Fuentedepárrafopredeter." style:family="text">
      <style:text-properties fo:font-size="9pt" style:font-size-asian="9pt" style:font-size-complex="9pt"/>
    </style:style>
    <style:style style:name="T15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16" style:parent-style-name="Fuentedepárrafopredeter." style:family="text">
      <style:text-properties fo:font-size="9pt" style:font-size-asian="9pt" style:font-size-complex="9pt"/>
    </style:style>
    <style:style style:name="P17" style:parent-style-name="Normal" style:family="paragraph">
      <style:paragraph-properties fo:margin-left="0.4916in">
        <style:tab-stops/>
      </style:paragraph-properties>
    </style:style>
    <style:style style:name="T18" style:parent-style-name="Fuentedepárrafopredeter." style:family="text">
      <style:text-properties fo:font-size="9pt" style:font-size-asian="9pt" style:font-size-complex="9pt"/>
    </style:style>
    <style:style style:name="T19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20" style:parent-style-name="Fuentedepárrafopredeter." style:family="text">
      <style:text-properties fo:font-size="9pt" style:font-size-asian="9pt" style:font-size-complex="9pt"/>
    </style:style>
    <style:style style:name="P21" style:parent-style-name="Normal" style:family="paragraph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margin-left="0.4916in">
        <style:tab-stops/>
      </style:paragraph-properties>
    </style:style>
    <style:style style:name="T23" style:parent-style-name="Fuentedepárrafopredeter." style:family="text">
      <style:text-properties fo:font-size="9pt" style:font-size-asian="9pt" style:font-size-complex="9pt"/>
    </style:style>
    <style:style style:name="T24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25" style:parent-style-name="Fuentedepárrafopredeter." style:family="text">
      <style:text-properties fo:font-size="9pt" style:font-size-asian="9pt" style:font-size-complex="9pt"/>
    </style:style>
    <style:style style:name="P26" style:parent-style-name="Normal" style:family="paragraph">
      <style:paragraph-properties fo:margin-left="0.4916in">
        <style:tab-stops/>
      </style:paragraph-properties>
    </style:style>
    <style:style style:name="T27" style:parent-style-name="Fuentedepárrafopredeter." style:family="text">
      <style:text-properties fo:font-size="9pt" style:font-size-asian="9pt" style:font-size-complex="9pt"/>
    </style:style>
    <style:style style:name="T28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29" style:parent-style-name="Fuentedepárrafopredeter." style:family="text">
      <style:text-properties fo:font-size="9pt" style:font-size-asian="9pt" style:font-size-complex="9pt"/>
    </style:style>
    <style:style style:name="P30" style:parent-style-name="Normal" style:family="paragraph">
      <style:text-properties fo:font-size="9pt" style:font-size-asian="9pt" style:font-size-complex="9pt"/>
    </style:style>
    <style:style style:name="P31" style:parent-style-name="Normal" style:family="paragraph">
      <style:text-properties fo:font-weight="bold" style:font-weight-asian="bold" style:font-weight-complex="bold" fo:color="#FF0000" fo:font-size="9pt" style:font-size-asian="9pt" style:font-size-complex="9pt"/>
    </style:style>
    <style:style style:name="P32" style:parent-style-name="Normal" style:family="paragraph">
      <style:text-properties fo:font-size="9pt" style:font-size-asian="9pt" style:font-size-complex="9pt"/>
    </style:style>
    <style:style style:name="P33" style:parent-style-name="Normal" style:family="paragraph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margin-left="0.4916in">
        <style:tab-stops/>
      </style:paragraph-properties>
    </style:style>
    <style:style style:name="T35" style:parent-style-name="Fuentedepárrafopredeter." style:family="text">
      <style:text-properties fo:font-size="9pt" style:font-size-asian="9pt" style:font-size-complex="9pt"/>
    </style:style>
    <style:style style:name="T36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37" style:parent-style-name="Fuentedepárrafopredeter." style:family="text">
      <style:text-properties fo:font-size="9pt" style:font-size-asian="9pt" style:font-size-complex="9pt"/>
    </style:style>
    <style:style style:name="P38" style:parent-style-name="Normal" style:family="paragraph">
      <style:paragraph-properties fo:margin-left="0.4916in">
        <style:tab-stops/>
      </style:paragraph-properties>
    </style:style>
    <style:style style:name="T39" style:parent-style-name="Fuentedepárrafopredeter." style:family="text">
      <style:text-properties fo:font-size="9pt" style:font-size-asian="9pt" style:font-size-complex="9pt"/>
    </style:style>
    <style:style style:name="T40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41" style:parent-style-name="Fuentedepárrafopredeter." style:family="text">
      <style:text-properties fo:font-size="9pt" style:font-size-asian="9pt" style:font-size-complex="9pt"/>
    </style:style>
    <style:style style:name="P42" style:parent-style-name="Normal" style:family="paragraph">
      <style:paragraph-properties fo:margin-left="0.4916in">
        <style:tab-stops/>
      </style:paragraph-properties>
    </style:style>
    <style:style style:name="T43" style:parent-style-name="Fuentedepárrafopredeter." style:family="text">
      <style:text-properties fo:font-size="9pt" style:font-size-asian="9pt" style:font-size-complex="9pt"/>
    </style:style>
    <style:style style:name="T44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45" style:parent-style-name="Fuentedepárrafopredeter." style:family="text">
      <style:text-properties fo:font-size="9pt" style:font-size-asian="9pt" style:font-size-complex="9pt"/>
    </style:style>
    <style:style style:name="P46" style:parent-style-name="Normal" style:family="paragraph">
      <style:text-properties fo:font-size="9pt" style:font-size-asian="9pt" style:font-size-complex="9pt"/>
    </style:style>
    <style:style style:name="P47" style:parent-style-name="Normal" style:family="paragraph">
      <style:text-properties fo:font-size="9pt" style:font-size-asian="9pt" style:font-size-complex="9pt"/>
    </style:style>
    <style:style style:name="T48" style:parent-style-name="Fuentedepárrafopredeter." style:family="text">
      <style:text-properties fo:font-size="9pt" style:font-size-asian="9pt" style:font-size-complex="9pt"/>
    </style:style>
    <style:style style:name="T49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50" style:parent-style-name="Fuentedepárrafopredeter." style:family="text">
      <style:text-properties fo:font-size="9pt" style:font-size-asian="9pt" style:font-size-complex="9pt"/>
    </style:style>
    <style:style style:name="P51" style:parent-style-name="Normal" style:family="paragraph">
      <style:text-properties fo:font-weight="bold" style:font-weight-asian="bold" style:font-weight-complex="bold" fo:color="#FF0000" fo:font-size="9pt" style:font-size-asian="9pt" style:font-size-complex="9pt"/>
    </style:style>
    <style:style style:name="P52" style:parent-style-name="Normal" style:family="paragraph">
      <style:text-properties fo:font-weight="bold" style:font-weight-asian="bold" style:font-weight-complex="bold" fo:color="#FF0000" fo:font-size="9pt" style:font-size-asian="9pt" style:font-size-complex="9pt"/>
    </style:style>
    <style:style style:name="P53" style:parent-style-name="Normal" style:family="paragraph">
      <style:text-properties fo:font-size="9pt" style:font-size-asian="9pt" style:font-size-complex="9pt"/>
    </style:style>
    <style:style style:name="P54" style:parent-style-name="Normal" style:family="paragraph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55" style:parent-style-name="Normal" style:family="paragraph">
      <style:paragraph-properties fo:margin-left="0.4916in">
        <style:tab-stops/>
      </style:paragraph-properties>
    </style:style>
    <style:style style:name="T56" style:parent-style-name="Fuentedepárrafopredeter." style:family="text">
      <style:text-properties fo:font-size="9pt" style:font-size-asian="9pt" style:font-size-complex="9pt"/>
    </style:style>
    <style:style style:name="T57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58" style:parent-style-name="Fuentedepárrafopredeter." style:family="text">
      <style:text-properties fo:font-size="9pt" style:font-size-asian="9pt" style:font-size-complex="9pt"/>
    </style:style>
    <style:style style:name="P59" style:parent-style-name="Normal" style:family="paragraph">
      <style:paragraph-properties fo:margin-left="0.4916in">
        <style:tab-stops/>
      </style:paragraph-properties>
    </style:style>
    <style:style style:name="T60" style:parent-style-name="Fuentedepárrafopredeter." style:family="text">
      <style:text-properties fo:font-size="9pt" style:font-size-asian="9pt" style:font-size-complex="9pt"/>
    </style:style>
    <style:style style:name="T61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62" style:parent-style-name="Fuentedepárrafopredeter." style:family="text">
      <style:text-properties fo:font-size="9pt" style:font-size-asian="9pt" style:font-size-complex="9pt"/>
    </style:style>
    <style:style style:name="P63" style:parent-style-name="Normal" style:family="paragraph">
      <style:text-properties fo:font-size="9pt" style:font-size-asian="9pt" style:font-size-complex="9pt"/>
    </style:style>
    <style:style style:name="P64" style:parent-style-name="Normal" style:family="paragraph">
      <style:text-properties fo:font-size="9pt" style:font-size-asian="9pt" style:font-size-complex="9pt"/>
    </style:style>
    <style:style style:name="P65" style:parent-style-name="Normal" style:family="paragraph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66" style:parent-style-name="Normal" style:family="paragraph">
      <style:paragraph-properties fo:margin-left="0.4916in">
        <style:tab-stops/>
      </style:paragraph-properties>
    </style:style>
    <style:style style:name="T67" style:parent-style-name="Fuentedepárrafopredeter." style:family="text">
      <style:text-properties fo:font-size="9pt" style:font-size-asian="9pt" style:font-size-complex="9pt"/>
    </style:style>
    <style:style style:name="T68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69" style:parent-style-name="Fuentedepárrafopredeter." style:family="text">
      <style:text-properties fo:font-size="9pt" style:font-size-asian="9pt" style:font-size-complex="9pt"/>
    </style:style>
    <style:style style:name="P70" style:parent-style-name="Normal" style:family="paragraph">
      <style:text-properties fo:font-size="9pt" style:font-size-asian="9pt" style:font-size-complex="9pt"/>
    </style:style>
    <style:style style:name="P71" style:parent-style-name="Normal" style:family="paragraph">
      <style:text-properties fo:color="#FF0000" fo:font-size="9pt" style:font-size-asian="9pt" style:font-size-complex="9pt"/>
    </style:style>
    <style:style style:name="P72" style:parent-style-name="Normal" style:family="paragraph">
      <style:text-properties fo:font-size="9pt" style:font-size-asian="9pt" style:font-size-complex="9pt"/>
    </style:style>
    <style:style style:name="T73" style:parent-style-name="Fuentedepárrafopredeter." style:family="text">
      <style:text-properties fo:font-size="9pt" style:font-size-asian="9pt" style:font-size-complex="9pt"/>
    </style:style>
    <style:style style:name="T74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75" style:parent-style-name="Fuentedepárrafopredeter." style:family="text">
      <style:text-properties fo:font-size="9pt" style:font-size-asian="9pt" style:font-size-complex="9pt"/>
    </style:style>
    <style:style style:name="P76" style:parent-style-name="Normal" style:family="paragraph">
      <style:text-properties fo:font-size="9pt" style:font-size-asian="9pt" style:font-size-complex="9pt"/>
    </style:style>
    <style:style style:name="T77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78" style:parent-style-name="Fuentedepárrafopredeter." style:family="text">
      <style:text-properties fo:font-size="9pt" style:font-size-asian="9pt" style:font-size-complex="9pt"/>
    </style:style>
    <style:style style:name="P79" style:parent-style-name="Normal" style:family="paragraph">
      <style:text-properties fo:font-size="9pt" style:font-size-asian="9pt" style:font-size-complex="9pt"/>
    </style:style>
    <style:style style:name="T80" style:parent-style-name="Fuentedepárrafopredeter." style:family="text">
      <style:text-properties fo:font-size="9pt" style:font-size-asian="9pt" style:font-size-complex="9pt"/>
    </style:style>
    <style:style style:name="T81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82" style:parent-style-name="Fuentedepárrafopredeter." style:family="text">
      <style:text-properties fo:font-size="9pt" style:font-size-asian="9pt" style:font-size-complex="9pt"/>
    </style:style>
  </office:automatic-styles>
  <office:body>
    <office:text text:use-soft-page-breaks="true">
      <text:p text:style-name="P1">TECNOLOGÍAS</text:p>
      <text:p text:style-name="P2">Flask (Python):</text:p>
      <text:p text:style-name="P3"/>
      <text:p text:style-name="P4">Ventajas:</text:p>
      <text:p text:style-name="P5"><text:span text:style-name="T6">1.<text:s/></text:span><text:span text:style-name="T7">Simplicidad y minimalismo</text:span><text:span text:style-name="T8">: Flask es un framework minimalista que permite un alto grado de flexibilidad y control en el desarrollo de aplicaciones web.</text:span></text:p>
      <text:p text:style-name="P9"><text:span text:style-name="T10">2.<text:s/></text:span><text:span text:style-name="T11">Facilidad de aprendizaje</text:span><text:span text:style-name="T12">: Su curva de aprendizaje suave lo hace ideal para quienes están comenzando en el desarrollo web.</text:span></text:p>
      <text:p text:style-name="P13"><text:span text:style-name="T14">3.<text:s/></text:span><text:span text:style-name="T15">Flexibilidad:</text:span><text:span text:style-name="T16"><text:s/>Flask no impone estructuras rígidas, lo que permite seleccionar bibliotecas y extensiones según las necesidades específicas del proyecto.</text:span></text:p>
      <text:p text:style-name="P17"><text:span text:style-name="T18">4.<text:s/></text:span><text:span text:style-name="T19">Amplia comunidad</text:span><text:span text:style-name="T20">: Cuenta con una comunidad activa y una abundancia de recursos en línea.</text:span></text:p>
      <text:p text:style-name="P21">Desventajas:</text:p>
      <text:p text:style-name="P22"><text:span text:style-name="T23">1.<text:s/></text:span><text:span text:style-name="T24">Menos funcionalidad incorporada</text:span><text:span text:style-name="T25">: Requiere el uso de extensiones de terceros o código personalizado para algunas características avanzadas.</text:span></text:p>
      <text:p text:style-name="P26"><text:span text:style-name="T27">2.<text:s/></text:span><text:span text:style-name="T28">Escalabilidad limitada:</text:span><text:span text:style-name="T29"><text:s/>En aplicaciones muy grandes, puede requerir más trabajo personalizado para mantener el rendimiento.</text:span></text:p>
      <text:p text:style-name="P30"/>
      <text:p text:style-name="P31">HTML, CSS y JavaScript (Vista):</text:p>
      <text:p text:style-name="P32"/>
      <text:p text:style-name="P33">Ventajas:</text:p>
      <text:p text:style-name="P34"><text:span text:style-name="T35">1.<text:s/></text:span><text:span text:style-name="T36">Estándar de la industria</text:span><text:span text:style-name="T37"><text:s/>Son los lenguajes fundamentales para el desarrollo web y se utilizan universalmente.</text:span></text:p>
      <text:p text:style-name="P38"><text:span text:style-name="T39">2.<text:s/></text:span><text:span text:style-name="T40">Amplia compatibilidad</text:span><text:span text:style-name="T41">: Los navegadores web son compatibles, lo que garantiza la accesibilidad a una amplia audiencia.</text:span></text:p>
      <text:p text:style-name="P42"><text:span text:style-name="T43">3.<text:s/></text:span><text:span text:style-name="T44">Separación de preocupaciones</text:span><text:span text:style-name="T45"><text:s/>Permite una clara separación de las preocupaciones en la aplicación web.</text:span></text:p>
      <text:p text:style-name="P46"/>
      <text:p text:style-name="P47">Desventajas:</text:p>
      <text:p text:style-name="Normal"><text:span text:style-name="T48">1.<text:s/></text:span><text:span text:style-name="T49">Complejidad en aplicaciones grandes</text:span><text:span text:style-name="T50">: En aplicaciones web muy complejas, puede volverse difícil de manejar sin el uso de frameworks de JavaScript.</text:span></text:p>
      <text:p text:style-name="P51"/>
      <text:p text:style-name="P52">MongoDB (Base de Datos):</text:p>
      <text:p text:style-name="P53"/>
      <text:p text:style-name="P54">Ventajas</text:p>
      <text:p text:style-name="P55"><text:span text:style-name="T56">1.<text:s/></text:span><text:span text:style-name="T57">NoSQL</text:span><text:span text:style-name="T58"><text:s/>Ideal para manejar datos no estructurados o semiestructurados, como documentos JSON.</text:span></text:p>
      <text:p text:style-name="P59"><text:span text:style-name="T60">2.<text:s/></text:span><text:span text:style-name="T61">Escalabilidad horizontal</text:span><text:span text:style-name="T62">: Ofrece una escalabilidad más sencilla debido a su modelo de datos sin esquema fijo.</text:span></text:p>
      <text:p text:style-name="P63"/>
      <text:p text:style-name="P64"/>
      <text:soft-page-break/>
      <text:p text:style-name="P65">Desventajas:</text:p>
      <text:p text:style-name="P66"><text:span text:style-name="T67">1.<text:s/></text:span><text:span text:style-name="T68">Menos adecuado para la integridad de datos:</text:span><text:span text:style-name="T69"><text:s/>Requiere una gestión más cuidadosa de la consistencia de los datos en comparación con bases de datos relacionales.</text:span></text:p>
      <text:p text:style-name="P70"/>
      <text:p text:style-name="P71">Comparación:</text:p>
      <text:p text:style-name="P72"/>
      <text:p text:style-name="Normal"><text:span text:style-name="T73">-<text:s/></text:span><text:span text:style-name="T74">Flask vs. Django (Python):</text:span><text:span text:style-name="T75"><text:s/>Flask ofrece simplicidad y flexibilidad, ideal para proyectos pequeños, mientras que Django es más completo y estructurado, adecuado para aplicaciones más grandes. Flask tiene una curva de aprendizaje más suave, pero Django puede ahorrar tiempo con sus características incorporadas.</text:span></text:p>
      <text:p text:style-name="P76"/>
      <text:p text:style-name="Normal"><text:span text:style-name="T77">- HTML, CSS y JavaScript vs. Frameworks de JavaScript</text:span><text:span text:style-name="T78">: HTML, CSS y JavaScript son ideales para aplicaciones estáticas o de contenido informativo, mientras que los frameworks de JavaScript son mejores para aplicaciones altamente interactivas. Los frameworks pueden requerir más tiempo de desarrollo inicial, pero simplifican el mantenimiento a medida que la aplicación crece.</text:span></text:p>
      <text:p text:style-name="P79"/>
      <text:p text:style-name="Normal"><text:span text:style-name="T80">-<text:s/></text:span><text:span text:style-name="T81">MongoDB vs. Bases de Datos Relacionales</text:span><text:span text:style-name="T82">: MongoDB es excelente para datos no estructurados y ofrece una escalabilidad horizontal más fácil. Las bases de datos relacionales son ideales cuando la integridad de los datos es fundamental, pero pueden ser menos flexibles en cuanto a estructur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onzalo Alvarez Moreno</meta:initial-creator>
    <dc:creator>Gonzalo Alvarez Moreno</dc:creator>
    <meta:creation-date>2023-09-07T15:51:00Z</meta:creation-date>
    <dc:date>2023-09-07T15:55:00Z</dc:date>
    <meta:template xlink:href="Normal" xlink:type="simple"/>
    <meta:editing-cycles>1</meta:editing-cycles>
    <meta:editing-duration>PT240S</meta:editing-duration>
    <meta:document-statistic meta:page-count="2" meta:paragraph-count="5" meta:word-count="432" meta:character-count="2803" meta:row-count="19" meta:non-whitespace-character-count="2376"/>
  </office:meta>
</office:document-meta>
</file>